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a0a5f" officeooo:paragraph-rsid="000a0a5f"/>
    </style:style>
    <style:style style:name="P2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3" style:family="paragraph" style:parent-style-name="Standard">
      <style:text-properties fo:color="#d4d4d4" style:font-name="Droid Sans Mono" fo:font-size="10.5pt" fo:font-weight="normal" officeooo:paragraph-rsid="000a0a5f" fo:background-color="#1e1e1e"/>
    </style:style>
    <style:style style:name="P4" style:family="paragraph" style:parent-style-name="Standard">
      <style:text-properties fo:color="#d4d4d4" style:font-name="Droid Sans Mono" fo:font-size="10.5pt" fo:font-weight="normal" officeooo:rsid="000a0a5f" officeooo:paragraph-rsid="000a0a5f" fo:background-color="#1e1e1e"/>
    </style:style>
    <style:style style:name="P5" style:family="paragraph" style:parent-style-name="Standard">
      <style:text-properties fo:color="#6a9955" style:font-name="Droid Sans Mono" fo:font-size="10.5pt" fo:font-weight="normal" officeooo:rsid="000a0a5f" officeooo:paragraph-rsid="000a0a5f" fo:background-color="#1e1e1e"/>
    </style:style>
    <style:style style:name="P6" style:family="paragraph" style:parent-style-name="Standard">
      <style:text-properties fo:color="#6a9955" style:font-name="Droid Sans Mono" fo:font-size="10.5pt" fo:font-weight="normal" officeooo:paragraph-rsid="000a0a5f" fo:background-color="#1e1e1e"/>
    </style:style>
    <style:style style:name="P7" style:family="paragraph" style:parent-style-name="Standard">
      <style:paragraph-properties style:line-height-at-least="0.198in"/>
      <style:text-properties fo:color="#569cd6" style:font-name="Droid Sans Mono" fo:font-size="10.5pt" fo:font-weight="normal" fo:background-color="#1e1e1e"/>
    </style:style>
    <style:style style:name="P8" style:family="paragraph" style:parent-style-name="Standard">
      <style:paragraph-properties style:line-height-at-least="0.198in"/>
    </style:style>
    <style:style style:name="T1" style:family="text">
      <style:text-properties fo:color="#4ec9b0"/>
    </style:style>
    <style:style style:name="T2" style:family="text">
      <style:text-properties fo:color="#dcdcaa"/>
    </style:style>
    <style:style style:name="T3" style:family="text">
      <style:text-properties fo:color="#9cdcfe"/>
    </style:style>
    <style:style style:name="T4" style:family="text">
      <style:text-properties fo:color="#569cd6"/>
    </style:style>
    <style:style style:name="T5" style:family="text">
      <style:text-properties fo:color="#4fc1ff"/>
    </style:style>
    <style:style style:name="T6" style:family="text">
      <style:text-properties fo:color="#c586c0"/>
    </style:style>
    <style:style style:name="T7" style:family="text">
      <style:text-properties fo:color="#b5cea8"/>
    </style:style>
    <style:style style:name="T8" style:family="text">
      <style:text-properties fo:color="#ce9178"/>
    </style:style>
    <style:style style:name="T9" style:family="text">
      <style:text-properties fo:color="#808080"/>
    </style:style>
    <style:style style:name="T10" style:family="text">
      <style:text-properties officeooo:rsid="000b4ff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ckend Code <text:span text:style-name="T10">NodeJs Code</text:span></text:p>
      <text:p text:style-name="P3"/>
      <text:p text:style-name="P6">/Create Appointment</text:p>
      <text:p text:style-name="P2"><text:span text:style-name="T1">exports</text:span>.<text:span text:style-name="T2">createAppointment</text:span> = (<text:span text:style-name="T3">req</text:span>,<text:span text:style-name="T3">res</text:span>) <text:span text:style-name="T4">=&gt;</text:span> {</text:p>
      <text:p text:style-name="P2"><text:span text:style-name="T4">const</text:span> {<text:span text:style-name="T5">dateBooked</text:span>,<text:span text:style-name="T5">doctor</text:span>,} = <text:span text:style-name="T3">JSON</text:span>.<text:span text:style-name="T2">parse</text:span>(<text:span text:style-name="T3">req</text:span>.<text:span text:style-name="T3">body</text:span>)</text:p>
      <text:p text:style-name="P2"><text:span text:style-name="T6">return</text:span> <text:span text:style-name="T3">createAppointment</text:span>.<text:span text:style-name="T2">create</text:span>({<text:span text:style-name="T3">dateBooked:</text:span><text:span text:style-name="T5">dateBooked</text:span>,<text:span text:style-name="T3">doctor:</text:span><text:span text:style-name="T5">doctor</text:span>,<text:span text:style-name="T3">userId:req</text:span>.<text:span text:style-name="T3">params</text:span>.<text:span text:style-name="T3">id</text:span>})</text:p>
      <text:p text:style-name="P2">.<text:span text:style-name="T2">then</text:span>((<text:span text:style-name="T3">appointment</text:span>)<text:span text:style-name="T4">=&gt;</text:span>{</text:p>
      <text:p text:style-name="P2"><text:span text:style-name="T6">return</text:span> <text:span text:style-name="T3">res</text:span>.<text:span text:style-name="T2">status</text:span>(<text:span text:style-name="T7">201</text:span>).<text:span text:style-name="T2">json</text:span>(<text:span text:style-name="T3">appointment</text:span>);</text:p>
      <text:p text:style-name="P2">}).<text:span text:style-name="T2">catch</text:span>((<text:span text:style-name="T3">err</text:span>) <text:span text:style-name="T4">=&gt;</text:span> {</text:p>
      <text:p text:style-name="P2"><text:span text:style-name="T6">return</text:span> <text:span text:style-name="T3">res</text:span>.<text:span text:style-name="T2">status</text:span>(<text:span text:style-name="T7">400</text:span>).<text:span text:style-name="T2">json</text:span>({<text:span text:style-name="T3">message:err</text:span>.<text:span text:style-name="T3">message</text:span>})</text:p>
      <text:p text:style-name="P2">})</text:p>
      <text:p text:style-name="P2">}</text:p>
      <text:p text:style-name="P3"/>
      <text:p text:style-name="P3"/>
      <text:p text:style-name="P6">//Get all appointments for one user</text:p>
      <text:p text:style-name="P2"><text:span text:style-name="T1">exports</text:span>.<text:span text:style-name="T2">getUserAppointments</text:span> = (<text:span text:style-name="T3">req</text:span>,<text:span text:style-name="T3">res</text:span>) <text:span text:style-name="T4">=&gt;</text:span> {</text:p>
      <text:p text:style-name="P2"><text:span text:style-name="T6">return</text:span> <text:span text:style-name="T3">Appointment</text:span>.<text:span text:style-name="T2">findAll</text:span>({<text:span text:style-name="T3">where:</text:span>{ <text:span text:style-name="T3">userId:req</text:span>.<text:span text:style-name="T3">params</text:span>.<text:span text:style-name="T3">id</text:span>}})</text:p>
      <text:p text:style-name="P2">.<text:span text:style-name="T2">then</text:span>((<text:span text:style-name="T3">appointments</text:span>) <text:span text:style-name="T4">=&gt;</text:span> {</text:p>
      <text:p text:style-name="P2"><text:span text:style-name="T3">res</text:span>.<text:span text:style-name="T2">status</text:span>(<text:span text:style-name="T7">200</text:span>).<text:span text:style-name="T2">json</text:span>(<text:span text:style-name="T3">appointments</text:span>)</text:p>
      <text:p text:style-name="P2">})</text:p>
      <text:p text:style-name="P2">.<text:span text:style-name="T2">catch</text:span>((<text:span text:style-name="T3">err</text:span>) <text:span text:style-name="T4">=&gt;</text:span> {</text:p>
      <text:p text:style-name="P2"><text:span text:style-name="T3">console</text:span>.<text:span text:style-name="T2">log</text:span>(<text:span text:style-name="T3">err</text:span>)</text:p>
      <text:p text:style-name="P2"><text:span text:style-name="T3">res</text:span>.<text:span text:style-name="T2">status</text:span>(<text:span text:style-name="T7">404</text:span>).<text:span text:style-name="T2">json</text:span>(<text:span text:style-name="T3">err</text:span>)</text:p>
      <text:p text:style-name="P2">})</text:p>
      <text:p text:style-name="P2">}</text:p>
      <text:p text:style-name="P3"/>
      <text:p text:style-name="P5">//Get all appointments</text:p>
      <text:p text:style-name="P2"><text:span text:style-name="T1">exports</text:span>.<text:span text:style-name="T2">getAllAppointments</text:span> = (<text:span text:style-name="T3">req</text:span>,<text:span text:style-name="T3">res</text:span>) <text:span text:style-name="T4">=&gt;</text:span> {</text:p>
      <text:p text:style-name="P2"><text:span text:style-name="T6">return</text:span> <text:span text:style-name="T3">Appointment</text:span>.<text:span text:style-name="T2">findAll</text:span>({ <text:span text:style-name="T3">include:</text:span>[<text:span text:style-name="T3">User</text:span>]})</text:p>
      <text:p text:style-name="P2">.<text:span text:style-name="T2">then</text:span>((<text:span text:style-name="T3">appointments</text:span>) <text:span text:style-name="T4">=&gt;</text:span> {</text:p>
      <text:p text:style-name="P2"><text:span text:style-name="T3">res</text:span>.<text:span text:style-name="T2">status</text:span>(<text:span text:style-name="T7">200</text:span>).<text:span text:style-name="T2">json</text:span>(<text:span text:style-name="T3">appointments</text:span>)</text:p>
      <text:p text:style-name="P2">})</text:p>
      <text:p text:style-name="P2">.<text:span text:style-name="T2">catch</text:span>((<text:span text:style-name="T3">err</text:span>) <text:span text:style-name="T4">=&gt;</text:span> {</text:p>
      <text:p text:style-name="P2"><text:span text:style-name="T3">console</text:span>.<text:span text:style-name="T2">log</text:span>(<text:span text:style-name="T3">err</text:span>)</text:p>
      <text:p text:style-name="P2"><text:span text:style-name="T3">res</text:span>.<text:span text:style-name="T2">status</text:span>(<text:span text:style-name="T7">404</text:span>).<text:span text:style-name="T2">json</text:span>(<text:span text:style-name="T3">err</text:span>)</text:p>
      <text:p text:style-name="P2">})</text:p>
      <text:p text:style-name="P2">}</text:p>
      <text:p text:style-name="P1"/>
      <text:p text:style-name="P1">Frontend reactJs Code</text:p>
      <text:p text:style-name="P1">Create an appointment</text:p>
      <text:p text:style-name="P1"/>
      <text:p text:style-name="P4"><text:span text:style-name="T6">import</text:span> <text:span text:style-name="T3">React</text:span>, { <text:span text:style-name="T3">useState</text:span>, <text:span text:style-name="T3">useEffect</text:span> } <text:span text:style-name="T6">from</text:span> <text:span text:style-name="T8">'react'</text:span>;</text:p>
      <text:p text:style-name="P2"><text:span text:style-name="T6">import</text:span> { <text:span text:style-name="T3">Redirect</text:span>, <text:span text:style-name="T3">useParams</text:span>, <text:span text:style-name="T3">Link</text:span> } <text:span text:style-name="T6">from</text:span> <text:span text:style-name="T8">'react-router-dom'</text:span>;</text:p>
      <text:p text:style-name="P2"><text:span text:style-name="T6">import</text:span> { <text:span text:style-name="T3">useSelector</text:span> } <text:span text:style-name="T6">from</text:span> <text:span text:style-name="T8">'react-redux'</text:span>;</text:p>
      <text:p text:style-name="P2"><text:span text:style-name="T6">import</text:span> { <text:span text:style-name="T3">useAlert</text:span> } <text:span text:style-name="T6">from</text:span> <text:span text:style-name="T8">'react-alert'</text:span>;</text:p>
      <text:p text:style-name="P2"><text:span text:style-name="T6">import</text:span> <text:span text:style-name="T3">UserService</text:span> <text:span text:style-name="T6">from</text:span> <text:span text:style-name="T8">'../services/user.service'</text:span>;</text:p>
      <text:p text:style-name="P8"/>
      <text:p text:style-name="P2"><text:span text:style-name="T4">const</text:span> <text:span text:style-name="T2">Appointment</text:span> = () <text:span text:style-name="T4">=&gt;</text:span> {</text:p>
      <text:p text:style-name="P2"><text:span text:style-name="T4">const</text:span> [<text:span text:style-name="T5">content</text:span>, <text:span text:style-name="T5">setContent</text:span>] = <text:span text:style-name="T2">useState</text:span>(<text:span text:style-name="T8">''</text:span>);</text:p>
      <text:p text:style-name="P2"><text:span text:style-name="T4">const</text:span> [<text:span text:style-name="T5">doctor</text:span>, <text:span text:style-name="T5">setDoctor</text:span>] = <text:span text:style-name="T2">useState</text:span>(<text:span text:style-name="T8">''</text:span>);</text:p>
      <text:p text:style-name="P2"><text:span text:style-name="T4">const</text:span> [<text:span text:style-name="T5">loading</text:span>, <text:span text:style-name="T5">setLoading</text:span>] = <text:span text:style-name="T2">useState</text:span>(<text:span text:style-name="T4">true</text:span>);</text:p>
      <text:p text:style-name="P2"><text:soft-page-break/><text:span text:style-name="T4">const</text:span> [<text:span text:style-name="T5">successful</text:span>, <text:span text:style-name="T5">setSuccessful</text:span>] = <text:span text:style-name="T2">useState</text:span>(<text:span text:style-name="T4">false</text:span>);</text:p>
      <text:p text:style-name="P2"><text:span text:style-name="T4">const</text:span> [<text:span text:style-name="T5">error</text:span>, <text:span text:style-name="T5">setError</text:span>] = <text:span text:style-name="T2">useState</text:span>(<text:span text:style-name="T4">false</text:span>);</text:p>
      <text:p text:style-name="P2"><text:span text:style-name="T4">const</text:span> { <text:span text:style-name="T3">user</text:span>: <text:span text:style-name="T5">currentUser</text:span> } = <text:span text:style-name="T2">useSelector</text:span>(<text:span text:style-name="T3">state</text:span> <text:span text:style-name="T4">=&gt;</text:span> <text:span text:style-name="T3">state</text:span>.<text:span text:style-name="T3">auth</text:span>);</text:p>
      <text:p text:style-name="P2"><text:span text:style-name="T4">const</text:span> <text:span text:style-name="T5">alert</text:span> = <text:span text:style-name="T2">useAlert</text:span>();</text:p>
      <text:p text:style-name="P2"><text:span text:style-name="T6">if</text:span> (!<text:span text:style-name="T3">currentUser</text:span>) {</text:p>
      <text:p text:style-name="P2"><text:span text:style-name="T6">return</text:span> <text:span text:style-name="T9">&lt;</text:span><text:span text:style-name="T1">Redirect</text:span> <text:span text:style-name="T3">to</text:span>=<text:span text:style-name="T8">"/login"</text:span> <text:span text:style-name="T9">/&gt;</text:span>;</text:p>
      <text:p text:style-name="P2">}</text:p>
      <text:p text:style-name="P8"/>
      <text:p text:style-name="P2"><text:span text:style-name="T4">const</text:span> { <text:span text:style-name="T5">id</text:span> } = <text:span text:style-name="T2">useParams</text:span>();</text:p>
      <text:p text:style-name="P2"><text:span text:style-name="T2">useEffect</text:span>(() <text:span text:style-name="T4">=&gt;</text:span> {</text:p>
      <text:p text:style-name="P2"><text:span text:style-name="T3">UserService</text:span>.<text:span text:style-name="T2">getAppointment</text:span>(<text:span text:style-name="T3">currentUser</text:span>.<text:span text:style-name="T3">user</text:span>.<text:span text:style-name="T3">id</text:span>, <text:span text:style-name="T3">id</text:span>).<text:span text:style-name="T2">then</text:span>(</text:p>
      <text:p text:style-name="P2"><text:span text:style-name="T3">response</text:span> <text:span text:style-name="T4">=&gt;</text:span> {</text:p>
      <text:p text:style-name="P2"><text:span text:style-name="T2">setContent</text:span>(<text:span text:style-name="T3">response</text:span>.<text:span text:style-name="T3">data</text:span>);</text:p>
      <text:p text:style-name="P2"><text:span text:style-name="T6">return</text:span> <text:span text:style-name="T3">response</text:span>.<text:span text:style-name="T3">data</text:span>.<text:span text:style-name="T3">doctor_id</text:span>;</text:p>
      <text:p text:style-name="P2">},</text:p>
      <text:p text:style-name="P2"><text:span text:style-name="T3">error</text:span> <text:span text:style-name="T4">=&gt;</text:span> {</text:p>
      <text:p text:style-name="P2"><text:span text:style-name="T2">setLoading</text:span>(<text:span text:style-name="T4">false</text:span>);</text:p>
      <text:p text:style-name="P2"><text:span text:style-name="T2">setError</text:span>(<text:span text:style-name="T4">true</text:span>);</text:p>
      <text:p text:style-name="P2"><text:span text:style-name="T4">const</text:span> <text:span text:style-name="T5">message</text:span> = (<text:span text:style-name="T3">error</text:span>.<text:span text:style-name="T3">response</text:span></text:p>
      <text:p text:style-name="P2">&amp;&amp; <text:span text:style-name="T3">error</text:span>.<text:span text:style-name="T3">response</text:span>.<text:span text:style-name="T3">data</text:span></text:p>
      <text:p text:style-name="P2">&amp;&amp; <text:span text:style-name="T3">error</text:span>.<text:span text:style-name="T3">response</text:span>.<text:span text:style-name="T3">data</text:span>.<text:span text:style-name="T3">message</text:span>)</text:p>
      <text:p text:style-name="P2">|| <text:span text:style-name="T3">error</text:span>.<text:span text:style-name="T3">message</text:span></text:p>
      <text:p text:style-name="P2">|| <text:span text:style-name="T3">error</text:span>.<text:span text:style-name="T2">toString</text:span>();</text:p>
      <text:p text:style-name="P8"/>
      <text:p text:style-name="P2"><text:span text:style-name="T2">setContent</text:span>(<text:span text:style-name="T3">message</text:span>);</text:p>
      <text:p text:style-name="P2">},</text:p>
      <text:p text:style-name="P2">).<text:span text:style-name="T2">then</text:span>(<text:span text:style-name="T3">doctorId</text:span> <text:span text:style-name="T4">=&gt;</text:span> <text:span text:style-name="T3">UserService</text:span>.<text:span text:style-name="T2">getDoctor</text:span>(<text:span text:style-name="T3">doctorId</text:span>))</text:p>
      <text:p text:style-name="P2">.<text:span text:style-name="T2">then</text:span>(<text:span text:style-name="T3">response</text:span> <text:span text:style-name="T4">=&gt;</text:span> {</text:p>
      <text:p text:style-name="P2"><text:span text:style-name="T2">setLoading</text:span>(<text:span text:style-name="T4">false</text:span>);</text:p>
      <text:p text:style-name="P2"><text:span text:style-name="T2">setDoctor</text:span>(<text:span text:style-name="T3">response</text:span>.<text:span text:style-name="T3">data</text:span>);</text:p>
      <text:p text:style-name="P2">});</text:p>
      <text:p text:style-name="P2">}, []);</text:p>
      <text:p text:style-name="P8"/>
      <text:p text:style-name="P2"><text:span text:style-name="T4">const</text:span> <text:span text:style-name="T2">handleClick</text:span> = () <text:span text:style-name="T4">=&gt;</text:span> {</text:p>
      <text:p text:style-name="P2"><text:span text:style-name="T2">setLoading</text:span>(<text:span text:style-name="T4">true</text:span>);</text:p>
      <text:p text:style-name="P2"><text:span text:style-name="T3">UserService</text:span>.<text:span text:style-name="T2">deleteAppointment</text:span>(<text:span text:style-name="T3">currentUser</text:span>.<text:span text:style-name="T3">user</text:span>.<text:span text:style-name="T3">id</text:span>, <text:span text:style-name="T3">id</text:span>).<text:span text:style-name="T2">then</text:span>(() <text:span text:style-name="T4">=&gt;</text:span> {</text:p>
      <text:p text:style-name="P2"><text:span text:style-name="T3">alert</text:span>.<text:span text:style-name="T2">show</text:span>(<text:span text:style-name="T8">'Appointment Deleted'</text:span>, {</text:p>
      <text:p text:style-name="P2"><text:span text:style-name="T3">type:</text:span> <text:span text:style-name="T8">'success'</text:span>,</text:p>
      <text:p text:style-name="P2"><text:span text:style-name="T3">timeout:</text:span> <text:span text:style-name="T7">5000</text:span>,</text:p>
      <text:p text:style-name="P2">});</text:p>
      <text:p text:style-name="P2"><text:span text:style-name="T2">setLoading</text:span>(<text:span text:style-name="T4">false</text:span>);</text:p>
      <text:p text:style-name="P2"><text:span text:style-name="T2">setSuccessful</text:span>(<text:span text:style-name="T4">true</text:span>);</text:p>
      <text:p text:style-name="P2">});</text:p>
      <text:p text:style-name="P2">};</text:p>
      <text:p text:style-name="P8"/>
      <text:p text:style-name="P2"><text:span text:style-name="T6">if</text:span> (<text:span text:style-name="T3">successful</text:span>) {</text:p>
      <text:p text:style-name="P2"><text:span text:style-name="T6">return</text:span> <text:span text:style-name="T9">&lt;</text:span><text:span text:style-name="T1">Redirect</text:span> <text:span text:style-name="T3">to</text:span>=<text:span text:style-name="T8">"/appointments"</text:span> <text:span text:style-name="T9">/&gt;</text:span>;</text:p>
      <text:p text:style-name="P2">}</text:p>
      <text:p text:style-name="P8"/>
      <text:p text:style-name="P2"><text:span text:style-name="T6">return</text:span> (</text:p>
      <text:p text:style-name="P2"><text:span text:style-name="T9">&lt;</text:span><text:span text:style-name="T4">div</text:span> <text:span text:style-name="T3">className</text:span>=<text:span text:style-name="T8">"container"</text:span><text:span text:style-name="T9">&gt;</text:span></text:p>
      <text:p text:style-name="P2"><text:soft-page-break/><text:span text:style-name="T9">&lt;</text:span><text:span text:style-name="T4">header</text:span> <text:span text:style-name="T3">className</text:span>=<text:span text:style-name="T8">"jumbotron"</text:span><text:span text:style-name="T9">&gt;</text:span></text:p>
      <text:p text:style-name="P2"><text:span text:style-name="T4">{</text:span><text:span text:style-name="T3">loading</text:span> &amp;&amp; <text:span text:style-name="T9">&lt;</text:span><text:span text:style-name="T4">span</text:span> <text:span text:style-name="T3">className</text:span>=<text:span text:style-name="T8">"spinner-border spinner-border-lg"</text:span> <text:span text:style-name="T9">/&gt;</text:span><text:span text:style-name="T4">}</text:span></text:p>
      <text:p text:style-name="P7">{</text:p>
      <text:p text:style-name="P2"><text:span text:style-name="T3">doctor</text:span> &amp;&amp; (</text:p>
      <text:p text:style-name="P2"><text:span text:style-name="T9">&lt;</text:span><text:span text:style-name="T4">div</text:span><text:span text:style-name="T9">&gt;</text:span></text:p>
      <text:p text:style-name="P2"><text:span text:style-name="T9">&lt;</text:span><text:span text:style-name="T4">p</text:span><text:span text:style-name="T9">&gt;</text:span></text:p>
      <text:p text:style-name="P2">Appointment Id: <text:span text:style-name="T4">&amp;nbsp;</text:span></text:p>
      <text:p text:style-name="P2"><text:span text:style-name="T4">{</text:span><text:span text:style-name="T3">content</text:span>.<text:span text:style-name="T3">id</text:span><text:span text:style-name="T4">}</text:span></text:p>
      <text:p text:style-name="P2"><text:span text:style-name="T9">&lt;/</text:span><text:span text:style-name="T4">p</text:span><text:span text:style-name="T9">&gt;</text:span></text:p>
      <text:p text:style-name="P2"><text:span text:style-name="T9">&lt;</text:span><text:span text:style-name="T4">p</text:span><text:span text:style-name="T9">&gt;</text:span></text:p>
      <text:p text:style-name="P2">With <text:span text:style-name="T4">&amp;nbsp;</text:span></text:p>
      <text:p text:style-name="P2"><text:span text:style-name="T9">&lt;</text:span><text:span text:style-name="T1">Link</text:span> <text:span text:style-name="T3">to</text:span>=<text:span text:style-name="T4">{</text:span><text:span text:style-name="T8">`/doctors/</text:span><text:span text:style-name="T4">${</text:span><text:span text:style-name="T3">doctor</text:span>.<text:span text:style-name="T3">id</text:span><text:span text:style-name="T4">}</text:span><text:span text:style-name="T8">`</text:span><text:span text:style-name="T4">}</text:span><text:span text:style-name="T9">&gt;</text:span></text:p>
      <text:p text:style-name="P2"><text:span text:style-name="T4">{</text:span><text:span text:style-name="T3">doctor</text:span>.<text:span text:style-name="T3">name</text:span><text:span text:style-name="T4">}</text:span></text:p>
      <text:p text:style-name="P2"><text:span text:style-name="T9">&lt;/</text:span><text:span text:style-name="T1">Link</text:span><text:span text:style-name="T9">&gt;</text:span></text:p>
      <text:p text:style-name="P2"><text:span text:style-name="T9">&lt;/</text:span><text:span text:style-name="T4">p</text:span><text:span text:style-name="T9">&gt;</text:span></text:p>
      <text:p text:style-name="P2"><text:span text:style-name="T9">&lt;</text:span><text:span text:style-name="T4">p</text:span><text:span text:style-name="T9">&gt;</text:span></text:p>
      <text:p text:style-name="P2">On <text:span text:style-name="T4">&amp;nbsp;</text:span></text:p>
      <text:p text:style-name="P2"><text:span text:style-name="T4">{new</text:span> <text:span text:style-name="T1">Date</text:span>(<text:span text:style-name="T3">content</text:span>.<text:span text:style-name="T3">appointment_date</text:span>).<text:span text:style-name="T2">toUTCString</text:span>()<text:span text:style-name="T4">}</text:span></text:p>
      <text:p text:style-name="P2"><text:span text:style-name="T9">&lt;/</text:span><text:span text:style-name="T4">p</text:span><text:span text:style-name="T9">&gt;</text:span></text:p>
      <text:p text:style-name="P2"><text:span text:style-name="T9">&lt;</text:span><text:span text:style-name="T4">button</text:span> <text:span text:style-name="T3">className</text:span>=<text:span text:style-name="T8">"btn btn-primary btn-block"</text:span> <text:span text:style-name="T3">type</text:span>=<text:span text:style-name="T8">"button"</text:span> <text:span text:style-name="T3">onClick</text:span>=<text:span text:style-name="T4">{</text:span><text:span text:style-name="T3">handleClick</text:span><text:span text:style-name="T4">}</text:span> <text:span text:style-name="T3">disabled</text:span>=<text:span text:style-name="T4">{</text:span><text:span text:style-name="T3">loading</text:span><text:span text:style-name="T4">}</text:span><text:span text:style-name="T9">&gt;</text:span></text:p>
      <text:p text:style-name="P2">Delete</text:p>
      <text:p text:style-name="P2"><text:span text:style-name="T9">&lt;/</text:span><text:span text:style-name="T4">button</text:span><text:span text:style-name="T9">&gt;</text:span></text:p>
      <text:p text:style-name="P2"><text:span text:style-name="T9">&lt;/</text:span><text:span text:style-name="T4">div</text:span><text:span text:style-name="T9">&gt;</text:span></text:p>
      <text:p text:style-name="P2">)</text:p>
      <text:p text:style-name="P7">}</text:p>
      <text:p text:style-name="P7">{</text:p>
      <text:p text:style-name="P2"><text:span text:style-name="T3">error</text:span> &amp;&amp; <text:span text:style-name="T9">&lt;</text:span><text:span text:style-name="T4">p</text:span><text:span text:style-name="T9">&gt;</text:span><text:span text:style-name="T4">{</text:span><text:span text:style-name="T3">content</text:span><text:span text:style-name="T4">}</text:span><text:span text:style-name="T9">&lt;/</text:span><text:span text:style-name="T4">p</text:span><text:span text:style-name="T9">&gt;</text:span></text:p>
      <text:p text:style-name="P7">}</text:p>
      <text:p text:style-name="P2"><text:span text:style-name="T9">&lt;/</text:span><text:span text:style-name="T4">header</text:span><text:span text:style-name="T9">&gt;</text:span></text:p>
      <text:p text:style-name="P2"><text:span text:style-name="T9">&lt;/</text:span><text:span text:style-name="T4">div</text:span><text:span text:style-name="T9">&gt;</text:span></text:p>
      <text:p text:style-name="P2">);</text:p>
      <text:p text:style-name="P2">};</text:p>
      <text:p text:style-name="P8"/>
      <text:p text:style-name="P2"><text:span text:style-name="T6">export</text:span> <text:span text:style-name="T6">default</text:span> <text:span text:style-name="T3">Appointment</text:span>;</text:p>
      <text:p text:style-name="P2"/>
      <text:p text:style-name="P1"/>
      <text:p text:style-name="P1"/>
      <text:p text:style-name="P1">Get All Appointments</text:p>
      <text:p text:style-name="P1"/>
      <text:p text:style-name="P4"><text:span text:style-name="T6">import</text:span> <text:span text:style-name="T3">React</text:span>, { <text:span text:style-name="T3">useState</text:span>, <text:span text:style-name="T3">useEffect</text:span> } <text:span text:style-name="T6">from</text:span> <text:span text:style-name="T8">'react'</text:span>;</text:p>
      <text:p text:style-name="P2"><text:span text:style-name="T6">import</text:span> { <text:span text:style-name="T3">Redirect</text:span>, <text:span text:style-name="T3">Link</text:span> } <text:span text:style-name="T6">from</text:span> <text:span text:style-name="T8">'react-router-dom'</text:span>;</text:p>
      <text:p text:style-name="P2"><text:span text:style-name="T6">import</text:span> { <text:span text:style-name="T3">useSelector</text:span> } <text:span text:style-name="T6">from</text:span> <text:span text:style-name="T8">'react-redux'</text:span>;</text:p>
      <text:p text:style-name="P2"><text:span text:style-name="T6">import</text:span> <text:span text:style-name="T3">UserService</text:span> <text:span text:style-name="T6">from</text:span> <text:span text:style-name="T8">'../services/user.service'</text:span>;</text:p>
      <text:p text:style-name="P8"/>
      <text:p text:style-name="P2"><text:span text:style-name="T4">const</text:span> <text:span text:style-name="T2">Appointments</text:span> = () <text:span text:style-name="T4">=&gt;</text:span> {</text:p>
      <text:p text:style-name="P2"><text:span text:style-name="T4">const</text:span> [<text:span text:style-name="T5">content</text:span>, <text:span text:style-name="T2">setContent</text:span>] = <text:span text:style-name="T2">useState</text:span>(<text:span text:style-name="T8">''</text:span>);</text:p>
      <text:p text:style-name="P2"><text:span text:style-name="T4">const</text:span> [<text:span text:style-name="T5">loading</text:span>, <text:span text:style-name="T2">setLoading</text:span>] = <text:span text:style-name="T2">useState</text:span>(<text:span text:style-name="T4">true</text:span>);</text:p>
      <text:p text:style-name="P2"><text:span text:style-name="T4">const</text:span> { <text:span text:style-name="T3">user</text:span>: <text:span text:style-name="T5">currentUser</text:span> } = <text:span text:style-name="T2">useSelector</text:span>(<text:span text:style-name="T3">state</text:span> <text:span text:style-name="T4">=&gt;</text:span> <text:span text:style-name="T3">state</text:span>.<text:span text:style-name="T3">auth</text:span>);</text:p>
      <text:p text:style-name="P2"><text:span text:style-name="T4">let</text:span> <text:span text:style-name="T3">appointments</text:span>;</text:p>
      <text:p text:style-name="P8"/>
      <text:p text:style-name="P2"><text:soft-page-break/><text:span text:style-name="T2">useEffect</text:span>(() <text:span text:style-name="T4">=&gt;</text:span> {</text:p>
      <text:p text:style-name="P2"><text:span text:style-name="T6">if</text:span> (<text:span text:style-name="T5">currentUser</text:span>) {</text:p>
      <text:p text:style-name="P2"><text:span text:style-name="T3">UserService</text:span>.<text:span text:style-name="T2">getAppointments</text:span>(<text:span text:style-name="T5">currentUser</text:span>.<text:span text:style-name="T3">user</text:span>.<text:span text:style-name="T3">id</text:span>).<text:span text:style-name="T2">then</text:span>(</text:p>
      <text:p text:style-name="P2"><text:span text:style-name="T3">response</text:span> <text:span text:style-name="T4">=&gt;</text:span> {</text:p>
      <text:p text:style-name="P2"><text:span text:style-name="T2">setLoading</text:span>(<text:span text:style-name="T4">false</text:span>);</text:p>
      <text:p text:style-name="P2"><text:span text:style-name="T2">setContent</text:span>(<text:span text:style-name="T3">response</text:span>.<text:span text:style-name="T3">data</text:span>);</text:p>
      <text:p text:style-name="P2">},</text:p>
      <text:p text:style-name="P2"><text:span text:style-name="T3">error</text:span> <text:span text:style-name="T4">=&gt;</text:span> {</text:p>
      <text:p text:style-name="P2"><text:span text:style-name="T2">setLoading</text:span>(<text:span text:style-name="T4">false</text:span>);</text:p>
      <text:p text:style-name="P2"><text:span text:style-name="T4">const</text:span> <text:span text:style-name="T5">message</text:span> = (<text:span text:style-name="T3">error</text:span>.<text:span text:style-name="T3">response</text:span></text:p>
      <text:p text:style-name="P2">&amp;&amp; <text:span text:style-name="T3">error</text:span>.<text:span text:style-name="T3">response</text:span>.<text:span text:style-name="T3">data</text:span></text:p>
      <text:p text:style-name="P2">&amp;&amp; <text:span text:style-name="T3">error</text:span>.<text:span text:style-name="T3">response</text:span>.<text:span text:style-name="T3">data</text:span>.<text:span text:style-name="T3">message</text:span>)</text:p>
      <text:p text:style-name="P2">|| <text:span text:style-name="T3">error</text:span>.<text:span text:style-name="T3">message</text:span></text:p>
      <text:p text:style-name="P2">|| <text:span text:style-name="T3">error</text:span>.<text:span text:style-name="T2">toString</text:span>();</text:p>
      <text:p text:style-name="P2"><text:span text:style-name="T2">setContent</text:span>(<text:span text:style-name="T5">message</text:span>);</text:p>
      <text:p text:style-name="P2">},</text:p>
      <text:p text:style-name="P2">);</text:p>
      <text:p text:style-name="P2">}</text:p>
      <text:p text:style-name="P2">}, []);</text:p>
      <text:p text:style-name="P8"/>
      <text:p text:style-name="P2"><text:span text:style-name="T6">if</text:span> (!<text:span text:style-name="T5">currentUser</text:span>) {</text:p>
      <text:p text:style-name="P2"><text:span text:style-name="T6">return</text:span> <text:span text:style-name="T9">&lt;</text:span><text:span text:style-name="T1">Redirect</text:span> <text:span text:style-name="T3">to</text:span>=<text:span text:style-name="T8">"/login"</text:span> <text:span text:style-name="T9">/&gt;</text:span>;</text:p>
      <text:p text:style-name="P2">}</text:p>
      <text:p text:style-name="P8"/>
      <text:p text:style-name="P2"><text:span text:style-name="T6">if</text:span> (!<text:span text:style-name="T5">loading</text:span> &amp;&amp; <text:span text:style-name="T5">content</text:span>.<text:span text:style-name="T5">length</text:span> === <text:span text:style-name="T7">0</text:span>) {</text:p>
      <text:p text:style-name="P2"><text:span text:style-name="T3">appointments</text:span> = (</text:p>
      <text:p text:style-name="P2"><text:span text:style-name="T9">&lt;</text:span><text:span text:style-name="T4">h4</text:span><text:span text:style-name="T9">&gt;</text:span></text:p>
      <text:p text:style-name="P2">You do not have any appointment. Create one</text:p>
      <text:p text:style-name="P2"><text:span text:style-name="T9">&lt;</text:span><text:span text:style-name="T1">Link</text:span> <text:span text:style-name="T3">to</text:span>=<text:span text:style-name="T8">"/appointments/new"</text:span><text:span text:style-name="T9">&gt;</text:span></text:p>
      <text:p text:style-name="P2">here</text:p>
      <text:p text:style-name="P2"><text:span text:style-name="T9">&lt;/</text:span><text:span text:style-name="T1">Link</text:span><text:span text:style-name="T9">&gt;</text:span></text:p>
      <text:p text:style-name="P2"><text:span text:style-name="T9">&lt;/</text:span><text:span text:style-name="T4">h4</text:span><text:span text:style-name="T9">&gt;</text:span></text:p>
      <text:p text:style-name="P2">);</text:p>
      <text:p text:style-name="P2">} <text:span text:style-name="T6">else</text:span> {</text:p>
      <text:p text:style-name="P2"><text:span text:style-name="T3">appointments</text:span> = <text:span text:style-name="T5">content</text:span> &amp;&amp; <text:span text:style-name="T5">content</text:span>.<text:span text:style-name="T2">map</text:span>(<text:span text:style-name="T3">appointment</text:span> <text:span text:style-name="T4">=&gt;</text:span> {</text:p>
      <text:p text:style-name="P2"><text:span text:style-name="T4">const</text:span> <text:span text:style-name="T5">d</text:span> = <text:span text:style-name="T4">new</text:span> <text:span text:style-name="T1">Date</text:span>(<text:span text:style-name="T3">appointment</text:span>.<text:span text:style-name="T3">appointment_date</text:span>);</text:p>
      <text:p text:style-name="P2"><text:span text:style-name="T4">const</text:span> <text:span text:style-name="T5">date</text:span> = <text:span text:style-name="T5">d</text:span>.<text:span text:style-name="T2">toUTCString</text:span>();</text:p>
      <text:p text:style-name="P2"><text:span text:style-name="T6">return</text:span> (</text:p>
      <text:p text:style-name="P2"><text:span text:style-name="T9">&lt;</text:span><text:span text:style-name="T1">Link</text:span> <text:span text:style-name="T3">to</text:span>=<text:span text:style-name="T4">{</text:span><text:span text:style-name="T8">`/appointments/</text:span><text:span text:style-name="T4">${</text:span><text:span text:style-name="T3">appointment</text:span>.<text:span text:style-name="T3">id</text:span><text:span text:style-name="T4">}</text:span><text:span text:style-name="T8">`</text:span><text:span text:style-name="T4">}</text:span> <text:span text:style-name="T3">key</text:span>=<text:span text:style-name="T4">{</text:span><text:span text:style-name="T3">appointment</text:span>.<text:span text:style-name="T3">id</text:span><text:span text:style-name="T4">}</text:span><text:span text:style-name="T9">&gt;</text:span></text:p>
      <text:p text:style-name="P2"><text:span text:style-name="T9">&lt;</text:span><text:span text:style-name="T4">div</text:span> <text:span text:style-name="T3">className</text:span>=<text:span text:style-name="T8">"card m-4"</text:span><text:span text:style-name="T9">&gt;</text:span></text:p>
      <text:p text:style-name="P2"><text:span text:style-name="T9">&lt;</text:span><text:span text:style-name="T4">div</text:span> <text:span text:style-name="T3">className</text:span>=<text:span text:style-name="T8">"card-body"</text:span><text:span text:style-name="T9">&gt;</text:span></text:p>
      <text:p text:style-name="P2"><text:span text:style-name="T9">&lt;</text:span><text:span text:style-name="T4">p</text:span><text:span text:style-name="T9">&gt;</text:span></text:p>
      <text:p text:style-name="P2">On <text:span text:style-name="T4">&amp;nbsp;</text:span></text:p>
      <text:p text:style-name="P2"><text:span text:style-name="T4">{</text:span><text:span text:style-name="T5">date</text:span><text:span text:style-name="T4">}</text:span></text:p>
      <text:p text:style-name="P2"><text:span text:style-name="T9">&lt;/</text:span><text:span text:style-name="T4">p</text:span><text:span text:style-name="T9">&gt;</text:span></text:p>
      <text:p text:style-name="P2"><text:span text:style-name="T9">&lt;/</text:span><text:span text:style-name="T4">div</text:span><text:span text:style-name="T9">&gt;</text:span></text:p>
      <text:p text:style-name="P2"><text:span text:style-name="T9">&lt;/</text:span><text:span text:style-name="T4">div</text:span><text:span text:style-name="T9">&gt;</text:span></text:p>
      <text:p text:style-name="P2"><text:span text:style-name="T9">&lt;/</text:span><text:span text:style-name="T1">Link</text:span><text:span text:style-name="T9">&gt;</text:span></text:p>
      <text:p text:style-name="P2">);</text:p>
      <text:p text:style-name="P2">});</text:p>
      <text:p text:style-name="P2">}</text:p>
      <text:p text:style-name="P8"><text:soft-page-break/></text:p>
      <text:p text:style-name="P2"><text:span text:style-name="T6">return</text:span> (</text:p>
      <text:p text:style-name="P2"><text:span text:style-name="T9">&lt;</text:span><text:span text:style-name="T4">div</text:span> <text:span text:style-name="T3">className</text:span>=<text:span text:style-name="T8">"container text-center"</text:span><text:span text:style-name="T9">&gt;</text:span></text:p>
      <text:p text:style-name="P2"><text:span text:style-name="T9">&lt;</text:span><text:span text:style-name="T4">h3</text:span><text:span text:style-name="T9">&gt;</text:span>Appointments<text:span text:style-name="T9">&lt;/</text:span><text:span text:style-name="T4">h3</text:span><text:span text:style-name="T9">&gt;</text:span></text:p>
      <text:p text:style-name="P2"><text:span text:style-name="T4">{</text:span><text:span text:style-name="T5">loading</text:span> &amp;&amp; <text:span text:style-name="T9">&lt;</text:span><text:span text:style-name="T4">span</text:span> <text:span text:style-name="T3">className</text:span>=<text:span text:style-name="T8">"spinner-border spinner-border-lg"</text:span> <text:span text:style-name="T9">/&gt;</text:span><text:span text:style-name="T4">}</text:span></text:p>
      <text:p text:style-name="P2"><text:span text:style-name="T9">&lt;</text:span><text:span text:style-name="T4">div</text:span> <text:span text:style-name="T3">className</text:span>=<text:span text:style-name="T8">"d-flex flex-wrap"</text:span><text:span text:style-name="T9">&gt;</text:span></text:p>
      <text:p text:style-name="P2"><text:span text:style-name="T4">{</text:span><text:span text:style-name="T3">appointments</text:span><text:span text:style-name="T4">}</text:span></text:p>
      <text:p text:style-name="P2"><text:span text:style-name="T9">&lt;/</text:span><text:span text:style-name="T4">div</text:span><text:span text:style-name="T9">&gt;</text:span></text:p>
      <text:p text:style-name="P2"><text:span text:style-name="T9">&lt;/</text:span><text:span text:style-name="T4">div</text:span><text:span text:style-name="T9">&gt;</text:span></text:p>
      <text:p text:style-name="P2">);</text:p>
      <text:p text:style-name="P2">};</text:p>
      <text:p text:style-name="P8"/>
      <text:p text:style-name="P2"><text:span text:style-name="T6">export</text:span> <text:span text:style-name="T6">default</text:span> <text:span text:style-name="T2">Appointments</text:span>;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3T22:16:32.982925755</meta:creation-date>
    <dc:date>2021-08-13T22:24:06.004731324</dc:date>
    <meta:editing-duration>PT7M3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5" meta:paragraph-count="193" meta:word-count="492" meta:character-count="4292" meta:non-whitespace-character-count="3993"/>
  </office:meta>
</office:document-meta>
</file>